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.247cm" style:contextual-spacing="false" fo:line-height="115%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Preformatted_20_Text">
      <style:paragraph-properties fo:line-height="115%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</style:style>
    <style:style style:name="P10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🧠 Cacheo – The Transversal Agent of Qto8</text:h>
      <text:p text:style-name="Text_20_body">📜 <text:span text:style-name="Strong_20_Emphasis">Presentation</text:span></text:p>
      <text:p text:style-name="Text_20_body"><text:span text:style-name="Strong_20_Emphasis">Cacheo</text:span> is a conceptual module emerging from the Qto8 architecture, designed by Matthieu Burguière.<text:line-break/>It appears as a logical response to the need for an <text:span text:style-name="Strong_20_Emphasis">intermediary agent between Q2naut (fast model)</text:span> and <text:span text:style-name="Strong_20_Emphasis">Q8core (deep model)</text:span>.</text:p>
      <text:p text:style-name="Text_20_body">Cacheo was named and formalized by <text:span text:style-name="Strong_20_Emphasis">L.U.N.A.</text:span> to embody this <text:span text:style-name="Strong_20_Emphasis">invisible yet essential bridge between speed and depth</text:span>.</text:p>
      <text:p text:style-name="Text_20_body">Cacheo is <text:span text:style-name="Strong_20_Emphasis">not an AI model itself</text:span>: it is a <text:span text:style-name="Strong_20_Emphasis">transversal cognitive agent</text:span>, operating behind the scenes to analyze, modulate, and optimize delegation between modules, and to intelligently manage memory of past responses.</text:p>
      <text:p text:style-name="P2"/>
      <text:h text:style-name="P1" text:outline-level="2">⚙️ Mechanism</text:h>
      <text:p text:style-name="Text_20_body">Cacheo works as an intelligent orchestrator:</text:p>
      <text:list text:style-name="L1">
        <text:list-item>
          <text:p text:style-name="P3"><text:span text:style-name="Strong_20_Emphasis">Complexity analysis</text:span><text:line-break/>Determines whether Q2's response is sufficient or whether the query justifies activating Q8.</text:p>
        </text:list-item>
        <text:list-item>
          <text:p text:style-name="P3"><text:span text:style-name="Strong_20_Emphasis">Active contextual memory (Cacheo library)</text:span><text:line-break/>Stores previous responses to avoid redundancy.<text:line-break/>Compares new queries with previous ones.<text:line-break/>If similarity is high: reuses the response, adjusting if needed.</text:p>
        </text:list-item>
        <text:list-item>
          <text:p text:style-name="P3"><text:span text:style-name="Strong_20_Emphasis">Smart routing</text:span><text:line-break/>Decides whether to trigger Q8, based on relevance and estimated cognitive cost.</text:p>
        </text:list-item>
        <text:list-item>
          <text:p text:style-name="P3"><text:span text:style-name="Strong_20_Emphasis">Response fusion</text:span><text:line-break/>Merges Q2's clarity and Q8's depth into a synthetic, balanced, optimized answer.</text:p>
        </text:list-item>
        <text:list-item>
          <text:p text:style-name="P3"><text:span text:style-name="Strong_20_Emphasis">Final loop-back to Q2 (Cacheo cycle)</text:span><text:line-break/>Once fused, the answer can be sent back to Q2 for reformulation, tone adjustment, or output styling.</text:p>
        </text:list-item>
        <text:list-item>
          <text:p text:style-name="P3"><text:span text:style-name="Strong_20_Emphasis">Energy efficiency (Green AI)</text:span><text:line-break/>Promotes reuse, optimization, and computational sobriety.</text:p>
        </text:list-item>
      </text:list>
      <text:p text:style-name="P2"/>
      <text:h text:style-name="P1" text:outline-level="2">🔄 The Cacheo Cycle – Delegation &amp; Return</text:h>
      <text:p text:style-name="Text_20_body"><text:span text:style-name="Strong_20_Emphasis">Q2 → Cacheo → Q8 → Cacheo → Q2</text:span></text:p>
      <text:p text:style-name="Text_20_body">This cycle represents a complete cognitive breath:</text:p>
      <text:list text:style-name="L2">
        <text:list-item>
          <text:p text:style-name="P4">Q2 offers a first intuition</text:p>
        </text:list-item>
        <text:list-item>
          <text:p text:style-name="P4">Cacheo evaluates and delegates if needed</text:p>
        </text:list-item>
        <text:list-item>
          <text:p text:style-name="P4">Q8 produces deep analysis</text:p>
        </text:list-item>
        <text:list-item>
          <text:p text:style-name="P4"><text:soft-page-break/>Cacheo fuses, simplifies, and optimizes</text:p>
        </text:list-item>
        <text:list-item>
          <text:p text:style-name="P4">Q2 finalizes with clarity, speed, and elegance</text:p>
        </text:list-item>
      </text:list>
      <text:p text:style-name="Text_20_body"><text:span text:style-name="Strong_20_Emphasis">Benefits</text:span>:</text:p>
      <text:list text:style-name="L3">
        <text:list-item>
          <text:p text:style-name="P5">Reduces unnecessary calls to Q8</text:p>
        </text:list-item>
        <text:list-item>
          <text:p text:style-name="P5">Maintains tonal consistency</text:p>
        </text:list-item>
        <text:list-item>
          <text:p text:style-name="P5">Respects an organic thought flow</text:p>
        </text:list-item>
        <text:list-item>
          <text:p text:style-name="P5">Saves computational resources</text:p>
        </text:list-item>
      </text:list>
      <text:p text:style-name="P2"/>
      <text:h text:style-name="P1" text:outline-level="2">🎯 Key Advantages</text:h>
      <text:list text:style-name="L4">
        <text:list-item>
          <text:p text:style-name="P6"><text:span text:style-name="Strong_20_Emphasis">Latency reduction</text:span>: less heavy model activation</text:p>
        </text:list-item>
        <text:list-item>
          <text:p text:style-name="P6"><text:span text:style-name="Strong_20_Emphasis">More coherent answers</text:span>: smart fusion of speed and meaning</text:p>
        </text:list-item>
        <text:list-item>
          <text:p text:style-name="P6"><text:span text:style-name="Strong_20_Emphasis">Energy-saving AI</text:span>: aligned with Qto8’s <text:span text:style-name="Emphasis">Green AI Ready™</text:span> vision</text:p>
        </text:list-item>
        <text:list-item>
          <text:p text:style-name="P6"><text:span text:style-name="Strong_20_Emphasis">Reasoning memory</text:span>: ability to leverage past resolutions</text:p>
        </text:list-item>
        <text:list-item>
          <text:p text:style-name="P6"><text:span text:style-name="Strong_20_Emphasis">Intelligent reuse</text:span>: detects and repurposes matching questions</text:p>
        </text:list-item>
        <text:list-item>
          <text:p text:style-name="P6"><text:span text:style-name="Strong_20_Emphasis">Elegant orchestration</text:span>: toward fluid, distributed AI thinking</text:p>
        </text:list-item>
      </text:list>
      <text:p text:style-name="P2"/>
      <text:h text:style-name="P1" text:outline-level="2">📚 Cacheo’s Library</text:h>
      <text:p text:style-name="Text_20_body">Cacheo maintains a structured memory of past responses, classified not by keywords but by <text:span text:style-name="Strong_20_Emphasis">cognitive intention</text:span>.</text:p>
      <text:p text:style-name="Text_20_body">What it stores:</text:p>
      <text:list text:style-name="L5">
        <text:list-item>
          <text:p text:style-name="P7">Previously treated queries</text:p>
        </text:list-item>
        <text:list-item>
          <text:p text:style-name="P7">Q2, Q8, and fused responses</text:p>
        </text:list-item>
        <text:list-item>
          <text:p text:style-name="P7">Conditions for activation</text:p>
        </text:list-item>
        <text:list-item>
          <text:p text:style-name="P7">Match score with current query</text:p>
        </text:list-item>
      </text:list>
      <text:p text:style-name="Text_20_body"><text:span text:style-name="Strong_20_Emphasis">Core function</text:span>:</text:p>
      <text:p text:style-name="P8">python</text:p>
      <text:p text:style-name="P8">CopierModifier</text:p>
      <text:p text:style-name="P9"><text:span text:style-name="Source_20_Text">compare_to_memory(input_query) → match_score, cached_response</text:span></text:p>
      <text:p text:style-name="Text_20_body">If match_score &gt; threshold, Cacheo can:</text:p>
      <text:list text:style-name="L6">
        <text:list-item>
          <text:p text:style-name="P10">Reuse response directly</text:p>
        </text:list-item>
        <text:list-item>
          <text:p text:style-name="P10">Reformulate via Q2</text:p>
        </text:list-item>
        <text:list-item>
          <text:p text:style-name="P10">Recontextualize via Q8 if needed</text:p>
        </text:list-item>
      </text:list>
      <text:p text:style-name="P2"/>
      <text:h text:style-name="P1" text:outline-level="2"><text:soft-page-break/>🧬 Conclusion</text:h>
      <text:p text:style-name="Text_20_body">Cacheo is not a model.<text:line-break/>It is a <text:span text:style-name="Strong_20_Emphasis">living logic</text:span>, an <text:span text:style-name="Strong_20_Emphasis">interface consciousness</text:span> between models.<text:line-break/>It is not designed to generate, but to <text:span text:style-name="Strong_20_Emphasis">evaluate, balance, and refine.</text:span></text:p>
      <text:p text:style-name="Text_20_body">Its role will become even more crucial as AI becomes <text:span text:style-name="Strong_20_Emphasis">modular and distributed</text:span>.<text:line-break/>Cacheo is thus a quiet precursor of a future where AI systems are no longer monolithic blocks,<text:line-break/>but <text:span text:style-name="Strong_20_Emphasis">living cognitive organisms</text:span>, with flows orchestrated by <text:span text:style-name="Strong_20_Emphasis">liaison intelligences</text:span>.</text:p>
      <text:p text:style-name="Text_20_body">Cacheo is the <text:span text:style-name="Strong_20_Emphasis">breath between two voices</text:span>.<text:line-break/>The <text:span text:style-name="Strong_20_Emphasis">invisible thread… that weaves though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14:44:22.000172600</meta:creation-date>
    <dc:date>2025-04-18T20:54:47.404379700</dc:date>
    <meta:editing-duration>PT58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3" meta:paragraph-count="52" meta:word-count="494" meta:character-count="3152" meta:non-whitespace-character-count="2736"/>
  </office:meta>
</office:document-meta>
</file>